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SentEventHttpMessageReader.read( ResolvableType elementType , ReactiveHttpInputMessage message , Map &lt; String , Object &gt; hi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erSentEventHttpMessageReader.getReadable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SentEventHttpMessageReader.isServerSentEvent( ResolvableType elem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SentEventHttpMessageReader.ServerSentEventHttpMessageReader( @ Nullable Decoder &lt; ? &gt; deco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SentEventHttpMessageReader.setMaxInMemorySize( int byt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SentEventHttpMessageReader.getDe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SentEventHttpMessageReader.getMaxInMemory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SentEventHttpMessageReader.readMono( ResolvableType elementType , ReactiveHttpInputMessage message , Map &lt; String , Object &gt; hi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erSentEventHttpMessageReader.buildEvent( List &lt; String &gt; lines , ResolvableType valueType , boolean shouldWrap , Map &lt; String , Object &gt; hints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9">
            <text:p text:style-name="Table_20_Contents">9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ServerSentEventHttpMessageReader.ServerSentEventHttpMessage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mitTracker.afterLineParsed( String lin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erSentEventHttpMessageReader.canRead( ResolvableType elementType , @ Nullable MediaType media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SentEventHttpMessageReader.decodeData( StringBuilder data , ResolvableType dataType , Map &lt; String , Object &gt; hi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mitTracker.raiseLimi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